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58ca" officeooo:paragraph-rsid="001458ca"/>
    </style:style>
    <style:style style:name="P2" style:family="paragraph" style:parent-style-name="Text_20_body">
      <style:text-properties officeooo:paragraph-rsid="001458ca"/>
    </style:style>
    <style:style style:name="P3" style:family="paragraph" style:parent-style-name="Text_20_body" style:list-style-name="">
      <style:paragraph-properties fo:text-align="center" style:justify-single-word="false"/>
      <style:text-properties fo:color="#729fcf" fo:text-shadow="1pt 1pt" officeooo:rsid="0016c02f" officeooo:paragraph-rsid="0016c02f" style:font-size-asian="10.5pt"/>
    </style:style>
    <style:style style:name="P4" style:family="paragraph" style:parent-style-name="Title" style:list-style-name="" style:master-page-name="First_20_Page">
      <style:paragraph-properties style:page-number="auto"/>
      <style:text-properties officeooo:rsid="0016c02f" officeooo:paragraph-rsid="0016c02f"/>
    </style:style>
    <style:style style:name="P5" style:family="paragraph" style:parent-style-name="Title" style:list-style-name="">
      <style:text-properties officeooo:rsid="0016c02f" officeooo:paragraph-rsid="0016c02f"/>
    </style:style>
    <style:style style:name="P6" style:family="paragraph" style:parent-style-name="Heading_20_1">
      <style:text-properties officeooo:rsid="001458ca" officeooo:paragraph-rsid="001458ca"/>
    </style:style>
    <style:style style:name="P7" style:family="paragraph" style:parent-style-name="Heading_20_1" style:master-page-name="">
      <style:paragraph-properties style:page-number="1" fo:break-before="page"/>
      <style:text-properties officeooo:paragraph-rsid="001458ca"/>
    </style:style>
    <style:style style:name="P8" style:family="paragraph" style:parent-style-name="Footer">
      <style:paragraph-properties fo:text-align="end" style:justify-single-word="false"/>
      <style:text-properties fo:color="#729fcf" fo:font-size="26pt" fo:font-style="italic" fo:text-shadow="1pt 1pt" fo:font-weight="bold" officeooo:paragraph-rsid="001626e5" style:font-size-asian="26pt" style:font-size-complex="26pt"/>
    </style:style>
    <style:style style:name="P9" style:family="paragraph">
      <style:paragraph-properties fo:text-align="center"/>
      <style:text-properties fo:color="#ffffff" style:font-name="Arial3" fo:font-size="36pt" fo:text-shadow="1pt 1pt" fo:font-weight="bold" style:font-size-asian="10.5pt" style:font-weight-asian="bold" style:font-size-complex="12pt" style:font-weight-complex="bold"/>
    </style:style>
    <style:style style:name="T1" style:family="text">
      <style:text-properties officeooo:rsid="001458ca"/>
    </style:style>
    <style:style style:name="T2" style:family="text">
      <style:text-properties officeooo:rsid="0018fbb2"/>
    </style:style>
    <style:style style:name="T3" style:family="text">
      <style:text-properties fo:color="#ffffff" style:font-name="Arial3" fo:font-size="36pt" fo:text-shadow="1pt 1pt" fo:font-weight="bold" style:font-size-asian="10.5pt" style:font-weight-asian="bold" style:font-size-complex="12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729fcf" draw:textarea-horizontal-align="justify" draw:textarea-vertical-align="middle" draw:auto-grow-height="false" fo:min-height="3cm" fo:min-width="21.001cm" style:protect="position size" style:run-through="foreground" style:wrap="none" style:wrap-contour-mode="full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0" draw:style-name="gr1" draw:text-style-name="P9" svg:width="21.002cm" svg:height="3.001cm" svg:x="0cm" svg:y="0cm">
        <text:p text:style-name="P9"><text:span text:style-name="T3">Pain d'épices</text:span></text:p>
        <draw:enhanced-geometry svg:viewBox="0 0 21600 21600" draw:type="rectangle" draw:enhanced-path="M 0 0 L 21600 0 21600 21600 0 21600 0 0 Z N"/>
      </draw:custom-shape>
      <text:h text:style-name="P4" text:outline-level="1"/>
      <text:h text:style-name="P5" text:outline-level="1"/>
      <text:h text:style-name="P5" text:outline-level="1"/>
      <text:h text:style-name="P5" text:outline-level="1">Les recettes de Mik</text:h>
      <text:h text:style-name="P7" text:outline-level="1"><text:span text:style-name="T1">Ingrédients</text:span></text:h>
      <text:p text:style-name="P2"><text:span text:style-name="T1">300g de farine de seigle<text:line-break/>300g de miel fort (ou 150g de miel et 150g de sucre roux)<text:line-break/>1 œuf<text:line-break/>1 tasse de lait (160g)<text:line-break/>1 sachet de levure maximum (5 à 10g)<text:line-break/>1 cuillère à café d'anis en poudre<text:line-break/>1 cuillère à café d'anis en grains<text:line-break/>1 cuillère à café de cannelle<text:line-break/>1 cuillère à café de gingembre<text:line-break/>Quelques clous de girofle<text:line-break/>1 cuillère à café de noix de muscade fraîchement râpée<text:line-break/>1 pincée de poivre<text:line-break/>1 cuillère à café de fleur d'oranger</text:span></text:p>
      <text:h text:style-name="P6" text:outline-level="1">Préparation</text:h>
      <text:p text:style-name="P1">Faire bouillir le lait, ajouter l'anis en grain et les clous de girofle et laisser infuser.<text:line-break/>Pendant ce temps, délayer le miel avec le sucre au fouet. Bien mélanger.<text:line-break/>Ajouter le lait encore chaud. Bien fouetter, laisser refroidir un peu.<text:line-break/>Ajouter <text:span text:style-name="T2">l’œuf</text:span> battu en omelette, puis la farine tamisée avec la levure et les épices.</text:p>
      <text:h text:style-name="Heading_20_1" text:outline-level="1">Cuisson</text:h>
      <text:p text:style-name="P1">Cuire au four 150° (5-6) pendant 60 minutes environ dans un moule 4/4.<text:line-break/>Après cuisson, sortir le moule du four, et laisser reposer pendant 15 minutes.</text:p>
      <text:p text:style-name="P1">Démouler le pain d'épice et laisser refroidir sur la grille du four (longtemps, car le pain d'épices se mange rassis).</text:p>
      <text:h text:style-name="Heading_20_1" text:outline-level="1">Notes</text:h>
      <text:p text:style-name="P1">Il possible d'ajouter des écorces d'oranges et de citron ou des fruits secs comme des noix, des raisins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cm" fo:margin-bottom="0.247cm" loext:contextual-spacing="false" fo:line-height="120%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.499cm" style:auto-text-indent="false" style:page-number="auto" fo:background-color="transparent" fo:padding="0.101cm" fo:border-left="none" fo:border-right="none" fo:border-top="none" fo:border-bottom="1.25pt solid #729fcf" style:shadow="none">
        <style:tab-stops/>
        <style:background-image/>
      </style:paragraph-properties>
      <style:text-properties fo:font-variant="small-caps" fo:color="#729fcf" style:font-name="Arial1" fo:font-family="Arial" style:font-style-name="Gras Italique" style:font-family-generic="swiss" style:font-pitch="variable" fo:font-size="22pt" fo:font-style="italic" fo:text-shadow="1pt 1pt" fo:font-weight="bold" style:font-size-asian="130%" style:font-weight-asian="bold" style:font-size-complex="130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style:shadow="none"/>
      <style:text-properties fo:color="#729fcf" style:font-name="Arial2" fo:font-family="Arial" style:font-style-name="Gras" style:font-family-generic="swiss" style:font-pitch="variable" fo:font-size="40pt" fo:text-shadow="1pt 1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729fcf" fo:font-size="26pt" fo:font-style="italic" fo:text-shadow="1pt 1pt" fo:font-weight="bold" officeooo:paragraph-rsid="001626e5" style:font-size-asian="26pt" style:font-size-complex="26pt"/>
    </style:style>
    <style:style style:name="MP2" style:family="paragraph" style:parent-style-name="Text_20_body" style:list-style-name="">
      <style:paragraph-properties fo:text-align="center" style:justify-single-word="false"/>
      <style:text-properties fo:color="#729fcf" fo:text-shadow="1pt 1pt" officeooo:rsid="0016c02f" officeooo:paragraph-rsid="0016c02f" style:font-size-asian="10.5pt"/>
    </style:style>
    <style:page-layout style:name="Mpm1">
      <style:page-layout-properties fo:page-width="21.001cm" fo:page-height="29.7cm" style:num-format="1" style:print-orientation="portrait" fo:margin-top="4.00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h text:style-name="MP2" text:outline-level="1"><text:date style:data-style-name="N76" text:date-value="2014-10-11T18:49:15.482745333">11 octobre 2014</text:date></text:h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Roy</meta:initial-creator>
    <meta:creation-date>2014-10-11T18:20:37.001964152</meta:creation-date>
    <dc:date>2014-10-11T18:49:15.416210185</dc:date>
    <dc:creator>Michaël Roy</dc:creator>
    <meta:editing-duration>PT13M25S</meta:editing-duration>
    <meta:editing-cycles>4</meta:editing-cycles>
    <meta:generator>LibreOffice/4.3.2.2.0$Linux_X86_64 LibreOffice_project/430m0$Build-2</meta:generator>
    <meta:document-statistic meta:table-count="0" meta:image-count="0" meta:object-count="0" meta:page-count="3" meta:paragraph-count="12" meta:word-count="215" meta:character-count="1180" meta:non-whitespace-character-count="977"/>
  </office:meta>
</office:document-meta>
</file>